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List_20_Contents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Nimbus Roman No9 L" fo:font-size="12pt" style:font-size-asian="12pt" style:font-size-complex="12pt"/>
    </style:style>
    <style:style style:name="T5" style:family="text">
      <style:text-properties style:font-name="Nimbus Roman No9 L" fo:font-size="10pt" style:font-size-asian="10pt" style:font-size-complex="10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DejaVu Sans Mono1" fo:font-size="12pt" style:font-size-asian="12pt" style:font-size-complex="12pt"/>
    </style:style>
    <style:style style:name="T8" style:family="text">
      <style:text-properties style:font-name="DejaVu Sans Mono1" fo:font-size="10pt" style:font-size-asian="10pt" style:font-size-complex="10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P #27 : Creating a function returning the tlist and mlist field names</text:h>
      <text:p text:style-name="P2"/>
      <text:p text:style-name="P1"/>
      <text:p text:style-name="P1">Title: Creating a function returning the tlist and mlist field names</text:p>
      <text:p text:style-name="P1">Version: <text:span text:style-name="Teletype"><text:span text:style-name="T1">1.0</text:span></text:span></text:p>
      <text:p text:style-name="P1">Author: Serge Steer &lt;<text:a xlink:type="simple" xlink:href="mailto:simon.lipp@inria.fr">serge.steer@inria.fr</text:a>&gt;</text:p>
      <text:p text:style-name="P1">State: Draft</text:p>
      <text:p text:style-name="P1">Scilab-Version: ﻿<text:span text:style-name="Teletype">5.2</text:span></text:p>
      <text:p text:style-name="P1">Vote:"No: discussions and suggestions"</text:p>
      <text:p text:style-name="P1">Created: 19 June 2009</text:p>
      <text:p text:style-name="P2"/>
      <text:p text:style-name="P1"/>
      <text:h text:style-name="P5" text:outline-level="3">Abstract</text:h>
      <text:p text:style-name="P1"/>
      <text:p text:style-name="P1"><text:tab/>This SEP proposes to create a function which <text:s/>returns the tlist, mlist and struct field names.</text:p>
      <text:h text:style-name="P5" text:outline-level="3">Rationale</text:h>
      <text:list xml:id="list480156936" text:style-name="L1">
        <text:list-item>
          <text:p text:style-name="P7">Usefull function when programming with tlist, mlist and struct <text:s/>data structure. It avoid <text:s/>getting the first field of the structure with getfield and removing the type name.</text:p>
        </text:list-item>
        <text:list-item>
          <text:p text:style-name="P7">compatibility with Matlab</text:p>
        </text:list-item>
      </text:list>
      <text:p text:style-name="P6">The proposed <text:s/>syntax <text:s/>is:</text:p>
      <text:p text:style-name="P3"><text:span text:style-name="Teletype"><text:span text:style-name="T3">names=fieldnames(var)</text:span></text:span></text:p>
      <text:p text:style-name="P6"/>
      <text:p text:style-name="P6">names<text:span text:style-name="Teletype"><text:span text:style-name="T3"> </text:span></text:span><text:span text:style-name="Teletype"><text:span text:style-name="T4">is a column vector of string </text:span></text:span><text:span text:style-name="Teletype"><text:span text:style-name="T3">if var is a tlist an mlist or a struct and is an empty matrix in other cases.</text:span></text:span></text:p>
      <text:p text:style-name="P6"><text:span text:style-name="Teletype"><text:span text:style-name="T3">Note that in Matlab there is also the fieds function with have the same meaning for this kind of structures.</text:span></text:span></text:p>
      <text:h text:style-name="P5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Sabine GAUZERE</meta:initial-creator>
    <meta:creation-date>2008-06-03T13:58:05</meta:creation-date>
    <dc:date>2009-06-19T10:24:13</dc:date>
    <meta:editing-cycles>73</meta:editing-cycles>
    <meta:editing-duration>PT21H5M6S</meta:editing-duration>
    <meta:document-statistic meta:table-count="0" meta:image-count="0" meta:object-count="0" meta:page-count="1" meta:paragraph-count="19" meta:word-count="153" meta:character-count="928"/>
    <meta:user-defined meta:name="Info 1"/>
    <meta:user-defined meta:name="Info 2"/>
    <meta:user-defined meta:name="Info 3"/>
    <meta:user-defined meta:name="Info 4"/>
  </office:meta>
</office:document-meta>
</file>